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58mm"/>
    </style:style>
    <style:style style:name="co2" style:family="table-column">
      <style:table-column-properties fo:break-before="auto" style:column-width="16.86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14.64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15.47mm"/>
    </style:style>
    <style:style style:name="co10" style:family="table-column">
      <style:table-column-properties fo:break-before="auto" style:column-width="14.09mm"/>
    </style:style>
    <style:style style:name="co11" style:family="table-column">
      <style:table-column-properties fo:break-before="auto" style:column-width="13.81mm"/>
    </style:style>
    <style:style style:name="co12" style:family="table-column">
      <style:table-column-properties fo:break-before="auto" style:column-width="13.26mm"/>
    </style:style>
    <style:style style:name="co13" style:family="table-column">
      <style:table-column-properties fo:break-before="auto" style:column-width="20.44mm"/>
    </style:style>
    <style:style style:name="co14" style:family="table-column">
      <style:table-column-properties fo:break-before="auto" style:column-width="8.0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9.48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000000" style:text-align-source="fix" style:repeat-content="false" fo:wrap-option="wrap" fo:border="0.74pt solid #000000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iv SYSTEM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1" table:default-cell-style-name="ce7"/>
        <table:table-column table:style-name="co12" table:default-cell-style-name="ce7"/>
        <table:table-column table:style-name="co9" table:default-cell-style-name="ce7"/>
        <table:table-column table:style-name="co13" table:default-cell-style-name="ce7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PRIVILEGES SYSTEMES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Database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Session</text:p>
          </table:table-cell>
          <table:table-cell table:style-name="ce4" office:value-type="string" calcext:value-type="string">
            <text:p>Synonym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Table Space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Trigger</text:p>
          </table:table-cell>
          <table:table-cell table:style-name="ce4" office:value-type="string" calcext:value-type="string">
            <text:p>Materialized View</text:p>
          </table:table-cell>
          <table:table-cell/>
          <table:table-cell table:style-name="ce3" office:value-type="string" calcext:value-type="string" table:number-columns-spanned="6" table:number-rows-spanned="5">
            <text:p> Atomicité = Transaction s'exécute entièrement ou pas du tout. </text:p>
            <text:p> Consistance = Cohérence sémantique, une transaction assure l’intégrité des données. </text:p>
            <text:p> Isolation = Pas de propagation de résultats non validés et pas d'interférence entre elles. </text:p>
            <text:p> Durabilité = Persistance des effets validés, effets d'une transaction validée ne sont jamais perdus. </text:p>
          </table:table-cell>
          <table:covered-table-cell table:number-columns-repeated="5" table:style-name="ce8"/>
        </table:table-row>
        <table:table-row table:style-name="ro2">
          <table:table-cell table:style-name="ce2" office:value-type="string" calcext:value-type="string">
            <text:p>CREATE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2" table:style-name="ce5" office:value-type="string" calcext:value-type="string">
            <text:p>x</text:p>
          </table:table-cell>
          <table:table-cell/>
          <table:covered-table-cell table:number-columns-repeated="6" table:style-name="ce8"/>
        </table:table-row>
        <table:table-row table:style-name="ro2">
          <table:table-cell table:style-name="ce2" office:value-type="string" calcext:value-type="string">
            <text:p>CREATE ANY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x</text:p>
          </table:table-cell>
          <table:table-cell/>
          <table:covered-table-cell table:number-columns-repeated="6" table:style-name="ce8"/>
        </table:table-row>
        <table:table-row table:style-name="ro2">
          <table:table-cell table:style-name="ce2" office:value-type="string" calcext:value-type="string">
            <text:p>ALTER ANY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/>
          <table:covered-table-cell table:number-columns-repeated="6" table:style-name="ce8"/>
        </table:table-row>
        <table:table-row table:style-name="ro2">
          <table:table-cell table:style-name="ce2" office:value-type="string" calcext:value-type="string">
            <text:p>DROP ANY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x</text:p>
          </table:table-cell>
          <table:table-cell/>
          <table:covered-table-cell table:number-columns-repeated="6" table:style-name="ce8"/>
        </table:table-row>
        <table:table-row table:style-name="ro2">
          <table:table-cell table:style-name="ce2" office:value-type="string" calcext:value-type="string">
            <text:p>SELECT ANY</text:p>
          </table:table-cell>
          <table:table-cell table:number-columns-repeated="6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5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INSERT ANY</text:p>
          </table:table-cell>
          <table:table-cell table:number-columns-repeated="9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5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INSERT</text:p>
          </table:table-cell>
          <table:table-cell table:number-columns-repeated="15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UPDATE ANY</text:p>
          </table:table-cell>
          <table:table-cell table:number-columns-repeated="9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5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DELETE ANY</text:p>
          </table:table-cell>
          <table:table-cell table:number-columns-repeated="9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5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LOCK ANY</text:p>
          </table:table-cell>
          <table:table-cell table:number-columns-repeated="9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5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ALTER</text:p>
          </table:table-cell>
          <table:table-cell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DROP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5" table:style-name="ce6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MANAGE</text:p>
          </table:table-cell>
          <table:table-cell table:number-columns-repeated="10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BECOME</text:p>
          </table:table-cell>
          <table:table-cell table:number-columns-repeated="11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CREATE PUBLIC</text:p>
          </table:table-cell>
          <table:table-cell table:number-columns-repeated="8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6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DROP PUBLIC</text:p>
          </table:table-cell>
          <table:table-cell table:number-columns-repeated="8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6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RESTRICTED</text:p>
          </table:table-cell>
          <table:table-cell table:number-columns-repeated="7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7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GRANT ANY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9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ALTER SYSTEM</text:p>
          </table:table-cell>
          <table:table-cell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13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AUDIT SYSTEM</text:p>
          </table:table-cell>
          <table:table-cell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13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style-name="ce2" office:value-type="string" calcext:value-type="string">
            <text:p>EXECUTE ANY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 office:value-type="string" calcext:value-type="string">
            <text:p>x</text:p>
          </table:table-cell>
          <table:table-cell table:number-columns-repeated="11" table:style-name="ce6" office:value-type="string" calcext:value-type="string">
            <text:p>-</text:p>
          </table:table-cell>
          <table:table-cell/>
          <table:table-cell table:style-name="ce8"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table:style-name="ce3" office:value-type="string" calcext:value-type="string" table:number-columns-spanned="16" table:number-rows-spanned="157">
            <text:p>Liste des Privilège système + Description :</text:p>
            <text:p>CLUSTERS</text:p>
            <text:p>CREATE CLUSTERCréation de clusters dans le schéma</text:p>
            <text:p>CREATE ANY CLUSTERCréation de clusters dans n'importe quel schéma</text:p>
            <text:p>ALTER ANY CLUSTERModification de clusters dans n'importe quel schéma</text:p>
            <text:p>DROP ANY CLUSTERSuppression de clusters dans n'importe quel schéma</text:p>
            <text:p/>
            <text:p>CONTEXTS</text:p>
            <text:p>CREATE ANY CONTEXTCréations de tous context</text:p>
            <text:p>DROP ANY CONTEXTSuppression de tous context</text:p>
            <text:p/>
            <text:p>DATABASE</text:p>
            <text:p>ALTER DATABASEModification de la base</text:p>
            <text:p>ALTER SYSTEMAutorise l'instruction ALTER SYSTEM</text:p>
            <text:p>AUDIT SYSTEMAutorise les instructions AUDIT sql_statements</text:p>
            <text:p/>
            <text:p>DATABASE LINKS: </text:p>
            <text:p>CREATE DATABASE LINKCréation de liens de base de données dans le schéma</text:p>
            <text:p>CREATE PUBLIC DATABASE LINKCréation de liens de base de données pour le groupe PUBLIC</text:p>
            <text:p>DROP PUBLIC DATABASE LINKSuppression de liens de base de données pour le groupe PUBLIC</text:p>
            <text:p/>
            <text:p>DEBUGGING</text:p>
            <text:p>DEBUG CONNECT SESSIONConnexion dans la session en cours au débugger utilisant le protocol Java Debug Wire Protocol (JDWP)</text:p>
            <text:p>DEBUG ANY PROCEDUREDeboguage de tout code PL/SQL ou Java dans n'importe quel objet de la base</text:p>
            <text:p/>
            <text:p>DIMENSIONS</text:p>
            <text:p>CREATE DIMENSIONCréation de dimentions dans le schéma</text:p>
            <text:p>CREATE ANY DIMENSIONCréation de dimentions dans n'importe quel schéma</text:p>
            <text:p>ALTER ANY DIMENSIONModification de dimentions dans n'importe quel schéma</text:p>
            <text:p>DROP ANY DIMENSIONSuppression de dimentions dans n'importe quel schéma</text:p>
            <text:p/>
            <text:p>DIRECTORIES</text:p>
            <text:p>CREATE ANY DIRECTORYCréation d'objets DIRECTORY</text:p>
            <text:p>DROP ANY DIRECTORYSuppression d'objets DIRECTORY</text:p>
            <text:p/>
            <text:p>INDEXTYPES</text:p>
            <text:p>CREATE INDEXTYPECréation d'indextype dans le schéma</text:p>
            <text:p>CREATE ANY INDEXTYPECréation d'indextype dans n'importe quel schéma</text:p>
            <text:p>ALTER ANY INDEXTYPEModification d'indextype dans n'importe quel schéma</text:p>
            <text:p>DROP ANY INDEXTYPESuppression d'indextype dans n'importe quel schéma</text:p>
            <text:p>EXECUTE ANY INDEXTYPEReférence un indextype dans n'importe quel schéma</text:p>
            <text:p/>
            <text:p>INDEXS</text:p>
            <text:p>CREATE ANY INDEXCréation d'index dans n'importe quel schéma</text:p>
            <text:p>ALTER ANY INDEXModification d'index dans n'importe quel schéma</text:p>
            <text:p>DROP ANY INDEXSuppression d'index dans n'importe quel schéma</text:p>
            <text:p>QUERY REWRITEAutorise la réécriture via une vue matérialisée dans le schéma</text:p>
            <text:p>GLOBAL QUERY REWRITEAutorise la réécriture via une vue matérialisée dans n'importe quel schéma</text:p>
            <text:p/>
            <text:p>LIBRARIES</text:p>
            <text:p>CREATE LIBRARYCréation de librairies de fonctions/procédures externes dans le schéma</text:p>
            <text:p>CREATE ANY LIBRARYCréation de librairies de fonctions/procédures externes dans n'importe quel schéma</text:p>
            <text:p>DROP ANY LIBRARYSuppression de librairies de fonctions/procédures externes dans n'importe quel schéma</text:p>
            <text:p/>
            <text:p>MATERIALIZED VIEWS</text:p>
            <text:p>CREATE MATERIALIZED VIEWCréation de vues matérialisées dans le schéma</text:p>
            <text:p>CREATE ANY MATERIALIZED VIEWCréation de vues matérialisées dans n'importe quel schéma</text:p>
            <text:p>ALTER ANY MATERIALIZED VIEWModification de vues matérialisées dans n'importe quel schéma</text:p>
            <text:p>DROP ANY MATERIALIZED VIEWSuppression de vues matérialisées dans n'importe quel schéma</text:p>
            <text:p>QUERY REWRITEAutorise la réécriture via une vue matérialisée dans le schéma</text:p>
            <text:p>GLOBAL QUERY REWRITEAutorise la réécriture via une vue matérialisée dans n'importe quel schéma</text:p>
            <text:p>ON COMMIT REFRESHCréation de vues matérialisées de type refresh-on-commit sur n'importe quelle table</text:p>
            <text:p>FLASHBACK ANY TABLEAutorise une requête FlashBack sur n'importe quelle table, vue ou vue matérialisée dans n'importe quel schéma</text:p>
            <text:p/>
            <text:p>OPERATORS</text:p>
            <text:p>CREATE OPERATORCréation d'un opérateur dans le schéma</text:p>
            <text:p>CREATE ANY OPERATORCréation d'un opérateur dans n'importe quel schéma</text:p>
            <text:p>DROP ANY OPERATORSuppression d'un opérateur dans n'importe quel schéma</text:p>
            <text:p>EXECUTE ANY OPERATORRéférence un opérateur dans n'importe quel schéma</text:p>
            <text:p/>
            <text:p>OUTLINES</text:p>
            <text:p>CREATE ANY OUTLINECréation d' outlines publics</text:p>
            <text:p>ALTER ANY OUTLINEModification d' outlines publics</text:p>
            <text:p>DROP ANY OUTLINESuppression d' outlines publics</text:p>
            <text:p/>
            <text:p>PROCEDURES</text:p>
            <text:p>CREATE PROCEDURECréation de fonctions, procédures et packages dans le schéma</text:p>
            <text:p>CREATE ANY PROCEDURECréation de fonctions, procédures et packages dans n'importe quel schéma</text:p>
            <text:p>ALTER ANY PROCEDUREModification de fonctions, procédures et packages dans n'importe quel schéma</text:p>
            <text:p>DROP ANY PROCEDURESuppression de fonctions, procédures et packages dans n'importe quel schéma</text:p>
            <text:p>EXECUTE ANY PROCEDUREExécution de fonctions, procédures et package de n'importe quel schéma</text:p>
            <text:p/>
            <text:p>PROFILS</text:p>
            <text:p>CREATE PROFILECréation de profils</text:p>
            <text:p>ALTER PROFILEModification de profils</text:p>
            <text:p>DROP PROFILESuppression de profils</text:p>
            <text:p/>
            <text:p>ROLES</text:p>
            <text:p>CREATE ROLECréation de rôles</text:p>
            <text:p>ALTER ANY ROLEModification de n'importe quel rôle</text:p>
            <text:p>DROP ANY ROLESuppression de n'importe quel rôle</text:p>
            <text:p>GRANT ANY ROLEAssignation de n'importe quel rôle</text:p>
            <text:p/>
            <text:p>ROLLBACK SEGMENTS</text:p>
            <text:p>CREATE ROLLBACK SEGMENTCréation de segments de rollback</text:p>
            <text:p>ALTER ROLLBACK SEGMENTModification de segments de rollback</text:p>
            <text:p>DROP ROLLBACK SEGMENTSuppression de segments de rollback</text:p>
            <text:p/>
            <text:p>SEQUENCES</text:p>
            <text:p>CREATE SEQUENCECréation de séquences dans le schéma</text:p>
            <text:p>CREATE ANY SEQUENCECréation de séquences dans n'importe quel schéma</text:p>
            <text:p>ALTER ANY SEQUENCEModification de n'importe quelle séquence</text:p>
            <text:p>DROP ANY SEQUENCESuppression de séquences dans n'importe quel schéma</text:p>
            <text:p>SELECT ANY SEQUENCEInterrogation de séquences dans n'importe quel schéma</text:p>
            <text:p/>
            <text:p>SESSIONS</text:p>
            <text:p>CREATE SESSIONConnexion à la base</text:p>
            <text:p>ALTER RESOURCE COSTApplication de coûts pour les ressources de la session</text:p>
            <text:p>ALTER SESSIONPermet l'instruction ALTER SESSION</text:p>
            <text:p>RESTRICTED SESSIONConnexion restreinte à l'instance</text:p>
            <text:p/>
            <text:p>SYNONYMS</text:p>
            <text:p>CREATE SYNONYMCréation de synonymes dans le schéma</text:p>
            <text:p>CREATE ANY SYNONYMCréation de synonymes dans n'importe quel schéma</text:p>
            <text:p>CREATE PUBLIC SYNONYMCréation de synonymes publics</text:p>
            <text:p>DROP ANY SYNONYMSuppression de synonymes dans le schéma</text:p>
            <text:p>DROP PUBLIC SYNONYMSuppression de synonymes publics</text:p>
            <text:p/>
            <text:p>TABLES</text:p>
            <text:p>CREATE TABLECréation de tables dans le schéma</text:p>
            <text:p>CREATE ANY TABLECréation de tables dans n'importe quel schéma</text:p>
            <text:p>ALTER ANY TABLEModification de tables ou vues dans n'importe quel schéma</text:p>
            <text:p>BACKUP ANY TABLEAutorise l'utilisation de l'outil Export</text:p>
            <text:p>DELETE ANY TABLESuppression de lignes des tables de n'importe quel schéma</text:p>
            <text:p>DROP ANY TABLESuppression ou troncature de tables dans n'importe quel schéma</text:p>
            <text:p>INSERT ANY TABLEInsertion de lignes dans les tables de n'importe quel schéma</text:p>
            <text:p>LOCK ANY TABLEVérouillage des tables ou vues de n'importe quel schéma</text:p>
            <text:p>SELECT ANY TABLEInterrogation des tables, vues ou vues matérialisées de n'importe quel schéma</text:p>
            <text:p>FLASHBACK ANY TABLEAutorise les requêtes FlashBack sur n'importe quelle table de n'importe quel schéma</text:p>
            <text:p>UPDATE ANY TABLEMise à jour de lignes dans les tables de n'importe quel schéma</text:p>
            <text:p/>
            <text:p>TABLESPACES</text:p>
            <text:p>CREATE TABLESPACECréation de tablespace</text:p>
            <text:p>ALTER TABLESPACEModification de tablespace</text:p>
            <text:p>DROP TABLESPACESuppression de tablespace</text:p>
            <text:p>MANAGE TABLESPACEAutorise la mise en ligne/hors ligne des tablespace</text:p>
            <text:p>UNLIMITED TABLESPACEQuota illimité sur le tablespace</text:p>
            <text:p/>
            <text:p>TRIGGERS</text:p>
            <text:p>CREATE TRIGGERCréation de déclencheurs dans le schéma</text:p>
            <text:p>CREATE ANY TRIGGERCréation de déclencheurs dans n'importe quel schéma</text:p>
            <text:p>ALTER ANY TRIGGERActivation, désactivation, compilation de déclencheurs dans n'importe quel schéma</text:p>
            <text:p>DROP ANY TRIGGERSuppression de déclencheurs dans n'importe quel schéma</text:p>
            <text:p>ADMINISTER DATABASE TRIGGERCréation de déclencheurs de base de données</text:p>
            <text:p/>
            <text:p>TYPES</text:p>
            <text:p>CREATE TYPECréation d'objets et de corps d'objets dans le schéma</text:p>
            <text:p>CREATE ANY TYPECréation d'objets et de corps d'objets dans n'importe quel schéma</text:p>
            <text:p>ALTER ANY TYPEModification d'objets et de corps d'objets dans n'importe quel schéma</text:p>
            <text:p>DROP ANY TYPESuppression d'objets et de corps d'objets dans n'importe quel schéma</text:p>
            <text:p>EXECUTE ANY TYPEUtilisation d'objets et de corps d'objets dans n'importe quel schéma</text:p>
            <text:p>UNDER ANY TYPECréation de sous-types sous des types non finaux</text:p>
            <text:p/>
            <text:p>VIEWS</text:p>
            <text:p>CREATE VIEWCréation de vues dans le schéma</text:p>
            <text:p>CREATE ANY VIEWCréation de vues dans n'importe quel schéma</text:p>
            <text:p>DROP ANY VIEWSuppression de vues dans n'importe quel schéma</text:p>
            <text:p>UNDER ANY VIEWCréation de sous-vues sous n'importe quelle vue objet</text:p>
            <text:p/>
            <text:p>Autres</text:p>
            <text:p>ANALYZE ANYAnalyse de tables, clusters et index dans n'importe quel schéma</text:p>
            <text:p>AUDIT ANYAudit de n'importe quel objet de n'importe quel schéma</text:p>
            <text:p>COMMENT ANY TABLEPose de commentaires sur les tables et vues de n'importe quel schéma</text:p>
            <text:p>FORCE ANY TRANSACTIONForce le commit ou rollback de n'importe quelle transaction distibuée douteuse</text:p>
            <text:p>FORCE TRANSACTIONForce le commit ou rollback de n'importe quelle transaction distibuée douteuse</text:p>
            <text:p>GRANT ANY OBJECT PRIVILEGEAssigne n'importe quel privilège objet</text:p>
            <text:p>GRANT ANY PRIVILEGEAssigne n'importe quel privilège système</text:p>
            <text:p>RESUMABLEActive l'allocation d'espace pour les instructions résumables</text:p>
            <text:p>SELECT ANY DICTIONARYInterrogation de n'importe quel objet dans le dictionnaire du schéma SYS</text:p>
            <text:p>SYSDBAAutorise les opérations STRTUP et SHUTDOWN</text:p>
            <text:p>ALTER DATABASE: open, mount, back up, ou changement du jeu de caractères</text:p>
            <text:p>CREATE DATABASE </text:p>
            <text:p>ARCHIVELOG et RECOVERY </text:p>
            <text:p>CREATE SPFILE</text:p>
            <text:p>Inclue le privilège RESTRICTED SESSION</text:p>
            <text:p>SYSOPERAutorise les opérations STARTUP et SHUTDOWN</text:p>
            <text:p>ALTER DATABASE OPEN | MOUNT | BACKUP</text:p>
            <text:p>ARCHIVELOG et RECOVERY</text:p>
            <text:p>CREATE SPFILE</text:p>
            <text:p>Inclue le privilège RESTRICTED SESSION</text:p>
          </table:table-cell>
          <table:covered-table-cell table:number-columns-repeated="15"/>
          <table:table-cell/>
          <table:table-cell table:style-name="ce9"/>
          <table:table-cell table:number-columns-repeated="5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>
          <table:covered-table-cell table:number-columns-repeated="16"/>
          <table:table-cell table:number-columns-repeated="7"/>
        </table:table-row>
        <table:table-row table:style-name="ro2" table:number-rows-repeated="1048395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Priv OBJET" table:style-name="ta1">
        <table:table-column table:style-name="co15" table:number-columns-repeated="11" table:default-cell-style-name="ce10"/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unctions</text:p>
            <text:p>Procedures</text:p>
            <text:p>Packages</text:p>
          </table:table-cell>
          <table:table-cell office:value-type="string" calcext:value-type="string">
            <text:p>Index</text:p>
            <text:p>Type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Materialized V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ser defined Type</text:p>
          </table:table-cell>
          <table:table-cell office:value-type="string" calcext:value-type="string">
            <text:p>View</text:p>
          </table:table-cell>
        </table:table-row>
        <table:table-row table:style-name="ro2">
          <table:table-cell office:value-type="string" calcext:value-type="string">
            <text:p>ALTER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LASHBA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SER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ON COMMIT REFRESH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QUERY REWRITE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FERENCES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NDER</text:p>
          </table:table-cell>
          <table:table-cell table:number-columns-repeated="8"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6:35:28.9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5:45:12.580000000</meta:creation-date>
    <dc:date>2016-08-03T16:40:05.714000000</dc:date>
    <meta:editing-duration>PT32M50S</meta:editing-duration>
    <meta:editing-cycles>6</meta:editing-cycles>
    <meta:generator>LibreOffice/5.1.4.2$Windows_x86 LibreOffice_project/f99d75f39f1c57ebdd7ffc5f42867c12031db97a</meta:generator>
    <meta:document-statistic meta:table-count="2" meta:cell-count="531" meta:object-count="0"/>
  </office:meta>
</office:document-meta>
</file>